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90000063D000002140109D14FAC02160F.svm" manifest:media-type=""/>
  <manifest:file-entry manifest:full-path="Pictures/2000003200000693000001FB58C499ECB4C89B20.svm" manifest:media-type=""/>
  <manifest:file-entry manifest:full-path="Pictures/2000001600000217000001F6F02110034E86E879.svm" manifest:media-type=""/>
  <manifest:file-entry manifest:full-path="Pictures/2000000F0000025D000001D4E479D152F124D5E9.svm" manifest:media-type=""/>
  <manifest:file-entry manifest:full-path="Pictures/2000000F000004AB000001D4B004194148D7632B.svm" manifest:media-type=""/>
  <manifest:file-entry manifest:full-path="Pictures/2000000F00000210000001D4280EEAD3B2AD7DEB.svm" manifest:media-type=""/>
  <manifest:file-entry manifest:full-path="Pictures/2000000F000001EE000001D4AFE86EFBCE51DA0B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371cm" fo:min-width="2.091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1.05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1.817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1.051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852cm" fo:min-width="2.24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Arrow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3cm" fo:min-width="1.051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hape2">
          <draw:custom-shape draw:name="Shape1" draw:style-name="gr1" draw:text-style-name="P2" draw:layer="layout" svg:width="2.871cm" svg:height="3.901cm" svg:x="1.9cm" svg:y="1.279cm">
            <text:p text:style-name="P1"><text:span text:style-name="T1"/></text:p>
            <text:p text:style-name="P1"><text:span text:style-name="T1">Training Dat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2" draw:text-style-name="P3" xml:id="id3" draw:id="id3" draw:layer="layout" svg:width="1.668cm" svg:height="1.22cm" svg:x="2.47cm" svg:y="3.579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3" draw:text-style-name="P3" xml:id="id1" draw:id="id1" draw:layer="layout" svg:width="2.435cm" svg:height="1.22cm" svg:x="5.909cm" svg:y="5.4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4" draw:text-style-name="P3" xml:id="id4" draw:id="id4" draw:layer="layout" svg:width="1.669cm" svg:height="1.22cm" svg:x="10.245cm" svg:y="3.579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1" draw:style-name="gr5" draw:text-style-name="P4" xml:id="id2" draw:id="id2" draw:layer="layout" svg:width="2.858cm" svg:height="1.22cm" svg:x="5.698cm" svg:y="3.5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svg:x1="7.126cm" svg:y1="5.458cm" svg:x2="7.127cm" svg:y2="4.799cm" draw:start-shape="id1" draw:start-glue-point="0" draw:end-shape="id2" draw:end-glue-point="2" svg:d="M7126 5458v-329h1v-330" svg:viewBox="0 0 2 660">
            <text:p/>
          </draw:connector>
          <draw:connector draw:style-name="gr6" draw:text-style-name="P5" draw:layer="layout" svg:x1="4.138cm" svg:y1="4.189cm" svg:x2="5.698cm" svg:y2="4.189cm" draw:start-shape="id3" draw:start-glue-point="1" draw:end-shape="id2" draw:end-glue-point="3" svg:d="M4138 4189h1560" svg:viewBox="0 0 1561 1">
            <text:p/>
          </draw:connector>
          <draw:connector draw:style-name="gr7" draw:text-style-name="P5" draw:layer="layout" svg:x1="10.245cm" svg:y1="4.189cm" svg:x2="8.556cm" svg:y2="4.189cm" draw:start-shape="id4" draw:start-glue-point="3" draw:end-shape="id2" draw:end-glue-point="1" svg:d="M10245 4189h-1689" svg:viewBox="0 0 1690 1">
            <text:p/>
          </draw:connector>
          <draw:custom-shape draw:name="Shape1" draw:style-name="gr4" draw:text-style-name="P3" xml:id="id6" draw:id="id6" draw:layer="layout" svg:width="1.669cm" svg:height="1.22cm" svg:x="2.47cm" svg:y="1.879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0.539cm" svg:height="0.5cm" svg:x="10.809cm" svg:y="3.939cm">
            <draw:image xlink:href="Pictures/2000001600000217000001F6F02110034E86E879.svm" xlink:type="simple" xlink:show="embed" xlink:actuate="onLoad">
              <text:p/>
            </draw:image>
          </draw:frame>
          <draw:frame draw:style-name="gr8" draw:text-style-name="P6" draw:layer="layout" svg:width="0.535cm" svg:height="0.472cm" svg:x="3.034cm" svg:y="3.939cm">
            <draw:image xlink:href="Pictures/2000000F00000210000001D4280EEAD3B2AD7DEB.svm" xlink:type="simple" xlink:show="embed" xlink:actuate="onLoad">
              <text:p/>
            </draw:image>
          </draw:frame>
          <draw:frame draw:style-name="gr8" draw:text-style-name="P6" draw:layer="layout" svg:width="0.496cm" svg:height="0.472cm" svg:x="3.036cm" svg:y="2.253cm">
            <draw:image xlink:href="Pictures/2000000F000001EE000001D4AFE86EFBCE51DA0B.svm" xlink:type="simple" xlink:show="embed" xlink:actuate="onLoad">
              <text:p/>
            </draw:image>
          </draw:frame>
          <draw:frame draw:style-name="gr8" draw:text-style-name="P6" draw:layer="layout" svg:width="0.535cm" svg:height="0.472cm" svg:x="3.034cm" svg:y="3.939cm">
            <draw:image xlink:href="Pictures/2000000F00000210000001D4280EEAD3B2AD7DEB.svm" xlink:type="simple" xlink:show="embed" xlink:actuate="onLoad">
              <text:p/>
            </draw:image>
          </draw:frame>
          <draw:frame draw:style-name="gr8" draw:text-style-name="P6" draw:layer="layout" svg:width="0.606cm" svg:height="0.472cm" svg:x="6.86cm" svg:y="5.832cm">
            <draw:image xlink:href="Pictures/2000000F0000025D000001D4E479D152F124D5E9.svm" xlink:type="simple" xlink:show="embed" xlink:actuate="onLoad">
              <text:p/>
            </draw:image>
          </draw:frame>
          <draw:frame draw:style-name="gr8" draw:text-style-name="P6" draw:layer="layout" svg:width="1.699cm" svg:height="0.511cm" svg:x="6.278cm" svg:y="3.953cm">
            <draw:image xlink:href="Pictures/2000003200000693000001FB58C499ECB4C89B20.svm" xlink:type="simple" xlink:show="embed" xlink:actuate="onLoad">
              <text:p/>
            </draw:image>
          </draw:frame>
          <draw:custom-shape draw:name="Shape1" draw:style-name="gr5" draw:text-style-name="P4" xml:id="id5" draw:id="id5" draw:layer="layout" svg:width="2.858cm" svg:height="1.22cm" svg:x="13.212cm" svg:y="3.5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5" draw:layer="layout" svg:x1="11.914cm" svg:y1="4.189cm" svg:x2="13.212cm" svg:y2="4.189cm" draw:start-shape="id4" draw:start-glue-point="1" draw:end-shape="id5" draw:end-glue-point="3" svg:d="M11914 4189h1298" svg:viewBox="0 0 1299 1">
            <text:p/>
          </draw:connector>
          <draw:connector draw:style-name="gr6" draw:text-style-name="P5" draw:layer="layout" svg:x1="4.139cm" svg:y1="2.489cm" svg:x2="14.641cm" svg:y2="3.579cm" draw:start-shape="id6" draw:start-glue-point="1" draw:end-shape="id5" draw:end-glue-point="0" svg:d="M4139 2489h10502v1090" svg:viewBox="0 0 10503 1091">
            <text:p/>
          </draw:connector>
          <draw:frame draw:style-name="gr8" draw:text-style-name="P6" draw:layer="layout" svg:width="1.611cm" svg:height="0.526cm" svg:x="13.834cm" svg:y="3.925cm">
            <draw:image xlink:href="Pictures/200000390000063D000002140109D14FAC02160F.svm" xlink:type="simple" xlink:show="embed" xlink:actuate="onLoad">
              <text:p/>
            </draw:image>
          </draw:frame>
          <draw:custom-shape draw:name="Shape1" draw:style-name="gr9" draw:text-style-name="P3" xml:id="id7" draw:id="id7" draw:layer="layout" svg:width="1.669cm" svg:height="1.221cm" svg:x="13.806cm" svg:y="5.479cm"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1.204cm" svg:height="0.47cm" svg:x="14.088cm" svg:y="5.84cm">
            <draw:image xlink:href="Pictures/2000000F000004AB000001D4B004194148D7632B.svm" xlink:type="simple" xlink:show="embed" xlink:actuate="onLoad">
              <text:p/>
            </draw:image>
          </draw:frame>
          <draw:connector draw:style-name="gr6" draw:text-style-name="P5" draw:layer="layout" svg:x1="14.641cm" svg:y1="4.799cm" svg:x2="14.64cm" svg:y2="5.479cm" draw:start-shape="id5" draw:start-glue-point="2" draw:end-shape="id7" draw:end-glue-point="0" svg:d="M14641 4799v340h-1v340" svg:viewBox="0 0 2 68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10T10:22:27.816019575</dc:date>
    <meta:editing-duration>P3DT4H35M13S</meta:editing-duration>
    <meta:editing-cycles>6</meta:editing-cycles>
    <meta:generator>LibreOffice/5.2.2.2$Linux_X86_64 LibreOffice_project/20m0$Build-2</meta:generator>
    <meta:document-statistic meta:object-count="23"/>
  </office:meta>
</office:document-meta>
</file>